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0a143e" officeooo:paragraph-rsid="000a143e"/>
    </style:style>
    <style:style style:name="P3" style:family="paragraph" style:parent-style-name="Standard">
      <style:text-properties style:font-name="Liberation Serif" fo:font-weight="normal" officeooo:rsid="000a143e" officeooo:paragraph-rsid="000a143e" fo:background-color="#ffffff" style:font-weight-asian="normal" style:font-weight-complex="normal"/>
    </style:style>
    <style:style style:name="P4" style:family="paragraph" style:parent-style-name="Standard">
      <style:text-properties style:font-name="Liberation Serif" officeooo:paragraph-rsid="000a143e"/>
    </style:style>
    <style:style style:name="P5" style:family="paragraph" style:parent-style-name="Standard" style:list-style-name="L1">
      <style:text-properties style:font-name="Liberation Serif"/>
    </style:style>
    <style:style style:name="P6" style:family="paragraph" style:parent-style-name="Standard" style:list-style-name="L1">
      <style:text-properties style:font-name="Liberation Serif" officeooo:paragraph-rsid="000a143e"/>
    </style:style>
    <style:style style:name="P7" style:family="paragraph" style:parent-style-name="Standard">
      <style:text-properties style:font-name="Liberation Serif" officeooo:rsid="000ba911" officeooo:paragraph-rsid="000ba911"/>
    </style:style>
    <style:style style:name="P8" style:family="paragraph" style:parent-style-name="Standard">
      <style:text-properties style:font-name="Liberation Serif" officeooo:rsid="000ba911" officeooo:paragraph-rsid="000caf0f"/>
    </style:style>
    <style:style style:name="P9" style:family="paragraph" style:parent-style-name="Standard" style:list-style-name="L2">
      <style:text-properties style:font-name="Liberation Serif" officeooo:paragraph-rsid="000caf0f"/>
    </style:style>
    <style:style style:name="P10" style:family="paragraph" style:parent-style-name="Standard">
      <style:text-properties style:font-name="Liberation Serif" officeooo:paragraph-rsid="000caf0f"/>
    </style:style>
    <style:style style:name="P11" style:family="paragraph" style:parent-style-name="Standard">
      <style:text-properties officeooo:paragraph-rsid="000ba911"/>
    </style:style>
    <style:style style:name="P12" style:family="paragraph" style:parent-style-name="Standard">
      <style:text-properties officeooo:rsid="000caf0f" officeooo:paragraph-rsid="000caf0f"/>
    </style:style>
    <style:style style:name="P13" style:family="paragraph" style:parent-style-name="Standard">
      <style:text-properties officeooo:paragraph-rsid="000caf0f"/>
    </style:style>
    <style:style style:name="T1" style:family="text">
      <style:text-properties officeooo:rsid="000a143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0caf0f" style:font-weight-asian="normal" style:font-weight-complex="normal"/>
    </style:style>
    <style:style style:name="T5" style:family="text">
      <style:text-properties style:font-name="Liberation Serif" fo:font-weight="normal" officeooo:rsid="000a143e" fo:background-color="#ffffff" loext:char-shading-value="0" style:font-weight-asian="normal" style:font-weight-complex="normal"/>
    </style:style>
    <style:style style:name="T6" style:family="text">
      <style:text-properties style:font-name="Liberation Serif" officeooo:rsid="000ba911"/>
    </style:style>
    <style:style style:name="T7" style:family="text">
      <style:text-properties style:font-name="Liberation Serif" officeooo:rsid="000caf0f"/>
    </style:style>
    <style:style style:name="T8" style:family="text">
      <style:text-properties officeooo:rsid="000ba91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af0f" style:font-weight-asian="normal" style:font-weight-complex="normal"/>
    </style:style>
    <style:style style:name="T11" style:family="text">
      <style:text-properties fo:font-weight="normal" officeooo:rsid="000a143e" fo:background-color="#ffffff" loext:char-shading-value="0" style:font-weight-asian="normal" style:font-weight-complex="normal"/>
    </style:style>
    <style:style style:name="T12" style:family="text">
      <style:text-properties officeooo:rsid="000caf0f"/>
    </style:style>
    <style:style style:name="T13" style:family="text">
      <style:text-properties style:font-name="DejaVu Sans"/>
    </style:style>
    <style:style style:name="T14" style:family="text">
      <style:text-properties style:font-name="DejaVu Sans" officeooo:rsid="000ba911"/>
    </style:style>
    <style:style style:name="T15" style:family="text">
      <style:text-properties style:font-name="DejaVu Sans" fo:font-weight="normal" style:font-weight-asian="normal" style:font-weight-complex="normal"/>
    </style:style>
    <style:style style:name="T16" style:family="text">
      <style:text-properties style:font-name="DejaVu Sans" fo:font-weight="normal" officeooo:rsid="000caf0f" style:font-weight-asian="normal" style:font-weight-complex="normal"/>
    </style:style>
    <style:style style:name="T17" style:family="text">
      <style:text-properties style:font-name="DejaVu Sans" officeooo:rsid="000caf0f"/>
    </style:style>
    <style:style style:name="T18" style:family="text">
      <style:text-properties style:font-name="Bitstream Charter"/>
    </style:style>
    <style:style style:name="T19" style:family="text">
      <style:text-properties style:font-name="Bitstream Charter" officeooo:rsid="000ba911"/>
    </style:style>
    <style:style style:name="T20" style:family="text">
      <style:text-properties style:font-name="Bitstream Charter" fo:font-weight="normal" style:font-weight-asian="normal" style:font-weight-complex="normal"/>
    </style:style>
    <style:style style:name="T21" style:family="text">
      <style:text-properties style:font-name="Bitstream Charter" fo:font-weight="normal" officeooo:rsid="000caf0f" style:font-weight-asian="normal" style:font-weight-complex="normal"/>
    </style:style>
    <style:style style:name="T22" style:family="text">
      <style:text-properties style:font-name="Bitstream Charter" officeooo:rsid="000caf0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In System.out.println(),System is a class from which package</text:p>
      <text:p text:style-name="P3"><text:tab/>a)java.lang</text:p>
      <text:p text:style-name="P3"><text:tab/>b)java.io</text:p>
      <text:p text:style-name="P3"><text:tab/>c)java.util</text:p>
      <text:p text:style-name="P3"><text:tab/>d)none of the above</text:p>
      <text:p text:style-name="P3"><text:tab/></text:p>
      <text:p text:style-name="P3"><text:tab/>Answer: a</text:p>
      <text:p text:style-name="P3"/>
      <text:p text:style-name="P3">2)Which of the following code is correct ?<text:line-break/><text:line-break/> <text:s text:c="6"/>a) </text:p>
      <text:p text:style-name="P3"><text:tab/>FileWriter fileWriter = new FileWriter("../file.txt");<text:line-break/><text:tab/>File file = new File(fileWriter );<text:line-break/> <text:s text:c="11"/>BufferedWriter bufferedOutputWriter = new BufferedWriter(fileWriter);<text:line-break/><text:line-break/> <text:s text:c="7"/>b)<text:line-break/><text:tab/>BufferedWriter bufferedOutputWriter = new BufferedWriter("../file.txt");<text:line-break/><text:tab/>File file = new File(bufferedOutputWriter );<text:line-break/><text:tab/>FileWriter fileWriter = new FileWriter(file);<text:line-break/><text:line-break/> <text:s text:c="7"/>c) <text:line-break/><text:tab/>File file = new File("../file.txt");<text:line-break/><text:tab/>FileWriter fileWriter = new FileWriter(file);<text:line-break/><text:tab/>BufferedWriter bufferedOutputWriter = new BufferedWriter(fileWriter);<text:line-break/><text:line-break/> <text:s text:c="8"/>d)<text:line-break/><text:tab/>File file = new File("../file.txt");<text:line-break/><text:tab/>BufferedWriter bufferedOutputWriter = new BufferedWriter(file); <text:line-break/><text:tab/>FileWriter fileWriter = new FileWriter(bufferedOutputWriter );<text:line-break/><text:tab/></text:p>
      <text:p text:style-name="P3"><text:tab/>Answer:c</text:p>
      <text:p text:style-name="P3"/>
      <text:p text:style-name="P4"><text:span text:style-name="T11">3)</text:span>A stream that is intended for general purpose IO, not usually character data, is called... </text:p>
      <text:p text:style-name="P4"><text:tab/><text:span text:style-name="T1">a)</text:span>Reader</text:p>
      <text:p text:style-name="P4"><text:tab/><text:span text:style-name="T1">b)</text:span>Writer </text:p>
      <text:p text:style-name="P4"><text:tab/><text:span text:style-name="T1">c)</text:span>Byte Stream </text:p>
      <text:p text:style-name="P4"><text:tab/><text:span text:style-name="T1">d)</text:span>Character Stream </text:p>
      <text:p text:style-name="P4"><text:tab/></text:p>
      <text:p text:style-name="P4"><text:tab/><text:span text:style-name="T1">Answer: c</text:span></text:p>
      <text:p text:style-name="P2"/>
      <text:p text:style-name="P4"><text:span text:style-name="T1">4)</text:span>These commonly used methods of <text:line-break/><text:line-break/><text:tab/>1) public abstract int read()throws IOException<text:line-break/><text:tab/><text:span text:style-name="T1">2</text:span>) pub<text:span text:style-name="T1">l</text:span>ic void close()throws IOException<text:line-break/><text:line-break/><text:tab/><text:span text:style-name="T1">a</text:span>) OutputStream class<text:line-break/><text:tab/><text:span text:style-name="T1">b</text:span>) InputStream class<text:line-break/><text:tab/><text:span text:style-name="T1">c</text:span>) Input/OutputStream class<text:line-break/><text:tab/><text:span text:style-name="T1">d</text:span>) None of the above</text:p>
      <text:p text:style-name="P4"><text:tab/></text:p>
      <text:p text:style-name="P4"><text:tab/><text:span text:style-name="T1">Answer: b</text:span></text:p>
      <text:p text:style-name="P4"/>
      <text:p text:style-name="P4"><text:soft-page-break/><text:span text:style-name="T1">5)</text:span>Which class can be used to read data line by line by readLine() method?<text:line-break/><text:line-break/><text:tab/><text:span text:style-name="T1">a</text:span>) BufferedReader<text:line-break/><text:tab/><text:span text:style-name="T1">b</text:span>) InputStreamReader<text:line-break/><text:tab/><text:span text:style-name="T1">c</text:span>) DataInputStream<text:line-break/><text:tab/><text:span text:style-name="T1">d</text:span>) None of the above</text:p>
      <text:p text:style-name="P4"><text:tab/></text:p>
      <text:p text:style-name="P4"><text:tab/><text:span text:style-name="T1">Answer: a</text:span></text:p>
      <text:p text:style-name="P4"><text:span text:style-name="T1">6)</text:span>Which of these exception is thrown in cases when the file specified for writing it not found?<text:line-break/><text:tab/>a) IOException<text:line-break/><text:tab/>b) FileException<text:line-break/><text:tab/>c) FileNotFoundException<text:line-break/><text:tab/>d) FileInputException</text:p>
      <text:p text:style-name="P4"/>
      <text:p text:style-name="P4"><text:tab/><text:span text:style-name="T1">Answer: c</text:span></text:p>
      <text:p text:style-name="P4"><text:span text:style-name="T1">7)</text:span>Which of these values is returned by read() method <text:span text:style-name="T1">when reached the </text:span>end of file ?<text:line-break/><text:tab/>a) 0<text:line-break/><text:tab/>b) 1<text:tab/><text:line-break/><text:tab/>c) -1<text:line-break/><text:tab/>d) Null</text:p>
      <text:p text:style-name="P4"><text:tab/><text:span text:style-name="T1">Answer: c</text:span></text:p>
      <text:p text:style-name="P2">8)What is the output of the following program?</text:p>
      <text:p text:style-name="P1"/>
      <text:p text:style-name="P1"><text:span text:style-name="T1"><text:tab/></text:span> import java.io.*;</text:p>
      <text:p text:style-name="P4"><text:tab/> class filesinputoutput</text:p>
      <text:p text:style-name="P4"><text:span text:style-name="T1"><text:tab/>{</text:span> <text:s text:c="5"/></text:p>
      <text:list xml:id="list323322500455914393" text:style-name="L1">
        <text:list-header>
          <text:p text:style-name="P6"><text:s text:c="6"/>public static void main(String args[])</text:p>
          <text:p text:style-name="P6"><text:s text:c="6"/>{</text:p>
          <text:p text:style-name="P5"><text:s text:c="12"/>InputStream obj = new FileInputStream("inputoutput.java");</text:p>
          <text:p text:style-name="P5"><text:s text:c="12"/>System.out.print(obj.available());</text:p>
          <text:p text:style-name="P5"><text:s text:c="8"/>}</text:p>
          <text:p text:style-name="P5">}</text:p>
          <text:p text:style-name="P5"><text:span text:style-name="T1">Note:inputoutput.java </text:span>is stored in the disk.<text:line-break/>a) true<text:line-break/>b) false<text:line-break/>c) prints number of bytes in file<text:line-break/>d) prints number of characters in the file</text:p>
          <text:p text:style-name="P5"/>
          <text:p text:style-name="P5">Answer: <text:span text:style-name="T1">c</text:span></text:p>
        </text:list-header>
      </text:list>
      <text:p text:style-name="P4"><text:span text:style-name="T1">9)</text:span>Which exception is thrown by the read( ) method of InputStream class.<text:line-break/><text:tab/><text:span text:style-name="T1">a</text:span>) Exception<text:line-break/><text:tab/><text:span text:style-name="T1">b</text:span>) IOException<text:line-break/><text:tab/><text:span text:style-name="T1">c</text:span>) ReadException<text:line-break/><text:tab/><text:span text:style-name="T1">d</text:span>) File Not Found Exception</text:p>
      <text:p text:style-name="P4"/>
      <text:p text:style-name="P4"><text:tab/><text:span text:style-name="T1">Answer: b</text:span></text:p>
      <text:p text:style-name="P4"><text:span text:style-name="T1">10)</text:span>The …… <text:s/>method of the BufferedReader class is used for reading lines of text from the <text:s/>console, <text:tab/>the file or other input streams.<text:line-break/><text:tab/><text:span text:style-name="T8">a</text:span>) read( )<text:line-break/><text:tab/><text:span text:style-name="T8">b</text:span>) read(byte[]b)<text:line-break/><text:tab/><text:span text:style-name="T8">c</text:span>) readLine( )<text:line-break/><text:tab/><text:span text:style-name="T8">d</text:span>) readByte( ) <text:s text:c="4"/><text:span text:style-name="T8">Answer: c</text:span></text:p>
      <text:p text:style-name="P7"><text:soft-page-break/>11) Will this create new file name a.txt?</text:p>
      <text:p text:style-name="P7"><text:tab/> try</text:p>
      <text:p text:style-name="P7"><text:tab/>{</text:p>
      <text:p text:style-name="P7"><text:s text:c="19"/>File file =new File(“a.txt”);</text:p>
      <text:p text:style-name="P7"><text:tab/>}</text:p>
      <text:p text:style-name="P7"><text:tab/>catch(IOException io) { <text:s text:c="2"/>}</text:p>
      <text:p text:style-name="P7"><text:tab/>a) yes</text:p>
      <text:p text:style-name="P7"><text:tab/>b) no</text:p>
      <text:p text:style-name="P7"><text:s text:c="12"/>c) compilation Error</text:p>
      <text:p text:style-name="P7"><text:s text:c="12"/>d) None of these</text:p>
      <text:p text:style-name="P7"><text:tab/></text:p>
      <text:p text:style-name="P7"><text:tab/>An<text:span text:style-name="T12">sw</text:span>er: c</text:p>
      <text:p text:style-name="P11"><text:span text:style-name="T6">12)</text:span><text:span text:style-name="Strong_20_Emphasis"><text:span text:style-name="T3">Which of the following do you think is the purpose of the writeObject() and readObject() methods in Serialization process?</text:span></text:span></text:p>
      <text:list xml:id="list3364991658820075538" text:style-name="L2">
        <text:list-header>
          <text:p text:style-name="P9"><text:span text:style-name="T10">a)</text:span>The value of transient variables are saved using the writeObject() and restored by the readObject() method. </text:p>
          <text:p text:style-name="P9">b)There are no such methods, you don't need them. </text:p>
          <text:p text:style-name="P9"><text:span text:style-name="T12">c)</text:span>One of the methods performs the serialization and the other does the deserialization process.</text:p>
          <text:p text:style-name="P9"><text:span text:style-name="T12">d)</text:span>None of these.</text:p>
        </text:list-header>
      </text:list>
      <text:p text:style-name="P10"><text:tab/></text:p>
      <text:p text:style-name="P10"><text:tab/><text:span text:style-name="T12">Answer: c</text:span></text:p>
      <text:p text:style-name="P13"><text:span text:style-name="T7">13)</text:span><text:span text:style-name="Strong_20_Emphasis"><text:span text:style-name="T3">Which of the following is the correct behaviour for static variables during serialization?</text:span></text:span></text:p>
      <text:p text:style-name="P10"/>
      <text:p text:style-name="P13"><text:span text:style-name="Strong_20_Emphasis"><text:span text:style-name="T3"><text:tab/></text:span></text:span><text:span text:style-name="Strong_20_Emphasis"><text:span text:style-name="T4">a)</text:span></text:span><text:span text:style-name="T2">The static variables belong to the class are not the part of the state of the object so they are <text:tab/> <text:s text:c="3"/>not saved as the part of serialized object. </text:span></text:p>
      <text:p text:style-name="P13"><text:span text:style-name="Strong_20_Emphasis"><text:span text:style-name="T4"><text:tab/>b)T</text:span></text:span><text:span text:style-name="T2">he static variables belong to the class so they are saved as the part of serialized object.</text:span></text:p>
      <text:p text:style-name="P13"><text:span text:style-name="Strong_20_Emphasis"><text:span text:style-name="T4"><text:tab/>c)</text:span></text:span><text:span text:style-name="T2">The static variables are the part of the state of the object but they are not saved as the part <text:tab/> <text:s text:c="3"/>of serialized object. </text:span></text:p>
      <text:p text:style-name="P13"><text:span text:style-name="Strong_20_Emphasis"><text:span text:style-name="T4"><text:tab/>d)None of the above</text:span></text:span></text:p>
      <text:p text:style-name="P10"/>
      <text:p text:style-name="P13"><text:span text:style-name="Strong_20_Emphasis"><text:span text:style-name="T4"><text:tab/>Answer:a</text:span></text:span></text:p>
      <text:p text:style-name="P13"><text:span text:style-name="Strong_20_Emphasis"><text:span text:style-name="T4">14)</text:span></text:span><text:span text:style-name="T2">How can you avoid certain member variables of class from getting Serialized in java? <text:line-break/><text:tab/>a</text:span><text:span text:style-name="T7">)</text:span><text:span text:style-name="T2">By declaring them transient variable<text:line-break/><text:tab/>b</text:span><text:span text:style-name="T7">)</text:span><text:span text:style-name="T2">By declaring them static variable<text:line-break/><text:tab/>c</text:span><text:span text:style-name="T7">)</text:span><text:span text:style-name="T2">All<text:line-break/><text:tab/>d</text:span><text:span text:style-name="T7">)</text:span><text:span text:style-name="T2">None</text:span></text:p>
      <text:p text:style-name="P8"><text:tab/></text:p>
      <text:p text:style-name="P8"><text:span text:style-name="T12"><text:tab/>Answer: c</text:span></text:p>
      <text:p text:style-name="P13"><text:span text:style-name="T7">15)</text:span>What is the name of the abstract base class for streams dealing with <text:span text:style-name="Emphasis">character input</text:span>? </text:p>
      <text:p text:style-name="P13"><text:tab/><text:span text:style-name="T12">a)</text:span>InputStream </text:p>
      <text:p text:style-name="P13"><text:tab/><text:span text:style-name="T12">b)</text:span>OutputStream </text:p>
      <text:p text:style-name="P13"><text:tab/><text:span text:style-name="T12">c)</text:span>Reader </text:p>
      <text:p text:style-name="P13"><text:tab/><text:span text:style-name="T12">d)</text:span>Writer </text:p>
      <text:p text:style-name="P13"/>
      <text:p text:style-name="P13"><text:tab/><text:span text:style-name="T12">Answer: c</text:span></text:p>
      <text:p text:style-name="P12"/>
      <text:p text:style-name="P7"><text:tab/></text:p>
      <text:p text:style-name="P7"/>
      <text:p text:style-name="P7"/>
      <text:p text:style-name="P7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6:37:20.001959425</meta:creation-date>
    <dc:date>2018-06-30T17:36:26.281716814</dc:date>
    <meta:editing-duration>PT17M4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79" meta:word-count="578" meta:character-count="4012" meta:non-whitespace-character-count="3227"/>
  </office:meta>
</office:document-meta>
</file>